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200%" fo:text-indent="0cm" style:auto-text-indent="false" fo:padding="0cm" fo:border="none"/>
      <style:text-properties style:font-name="Cambria" fo:font-size="12pt" officeooo:rsid="000ebe67" officeooo:paragraph-rsid="000ebe67" style:font-size-asian="12pt" style:font-size-complex="12pt"/>
    </style:style>
    <style:style style:name="P2" style:family="paragraph" style:parent-style-name="Text_20_body">
      <style:paragraph-properties fo:line-height="200%"/>
      <style:text-properties style:font-name="Cambria" fo:font-size="12pt"/>
    </style:style>
    <style:style style:name="P3" style:family="paragraph" style:parent-style-name="Standard">
      <style:paragraph-properties fo:margin-left="0cm" fo:margin-right="0cm" fo:margin-top="0cm" fo:margin-bottom="0cm" loext:contextual-spacing="false" fo:line-height="200%" fo:text-indent="0cm" style:auto-text-indent="false" fo:padding="0cm" fo:border="none"/>
      <style:text-properties fo:font-size="12pt" officeooo:rsid="000ebe67" officeooo:paragraph-rsid="000ebe67" style:font-size-asian="12pt" style:font-size-complex="12pt"/>
    </style:style>
    <style:style style:name="P4" style:family="paragraph" style:parent-style-name="Standard">
      <style:paragraph-properties fo:margin-left="0cm" fo:margin-right="0cm" fo:margin-top="0cm" fo:margin-bottom="0cm" loext:contextual-spacing="false" fo:line-height="200%" fo:text-indent="0cm" style:auto-text-indent="false" fo:padding="0cm" fo:border="none"/>
      <style:text-properties fo:font-size="12pt" officeooo:rsid="000ebe67" officeooo:paragraph-rsid="0010e343" style:font-size-asian="12pt" style:font-size-complex="12pt"/>
    </style:style>
    <style:style style:name="P5" style:family="paragraph" style:parent-style-name="Standard">
      <style:paragraph-properties fo:margin-left="0cm" fo:margin-right="0cm" fo:margin-top="0cm" fo:margin-bottom="0cm" loext:contextual-spacing="false" fo:line-height="200%" fo:text-indent="0cm" style:auto-text-indent="false" fo:padding="0cm" fo:border="none"/>
      <style:text-properties fo:font-size="12pt" officeooo:rsid="000ebe67" officeooo:paragraph-rsid="0010e70c" style:font-size-asian="12pt" style:font-size-complex="12pt"/>
    </style:style>
    <style:style style:name="P6" style:family="paragraph" style:parent-style-name="Standard">
      <style:paragraph-properties fo:margin-left="0cm" fo:margin-right="0cm" fo:margin-top="0cm" fo:margin-bottom="0cm" loext:contextual-spacing="false" fo:line-height="200%" fo:text-indent="0cm" style:auto-text-indent="false" fo:padding="0cm" fo:border="none"/>
      <style:text-properties fo:font-size="12pt" officeooo:rsid="00000fe4" officeooo:paragraph-rsid="00004149" style:font-size-asian="12pt" style:font-size-complex="12pt"/>
    </style:style>
    <style:style style:name="P7" style:family="paragraph" style:parent-style-name="Standard">
      <style:paragraph-properties fo:margin-left="0cm" fo:margin-right="0cm" fo:margin-top="0cm" fo:margin-bottom="0cm" loext:contextual-spacing="false" fo:line-height="200%" fo:text-indent="0cm" style:auto-text-indent="false" fo:padding="0cm" fo:border="none"/>
      <style:text-properties fo:font-size="12pt" officeooo:rsid="0003bccf" officeooo:paragraph-rsid="0011f76a" style:font-size-asian="12pt" style:font-size-complex="12pt"/>
    </style:style>
    <style:style style:name="P8" style:family="paragraph" style:parent-style-name="Standard">
      <style:paragraph-properties fo:margin-left="0cm" fo:margin-right="0cm" fo:margin-top="0cm" fo:margin-bottom="0cm" loext:contextual-spacing="false" fo:line-height="200%" fo:text-indent="0cm" style:auto-text-indent="false" fo:padding="0cm" fo:border="none"/>
      <style:text-properties fo:font-size="12pt" officeooo:rsid="000899d8" officeooo:paragraph-rsid="000899d8" style:font-size-asian="12pt" style:font-size-complex="12pt"/>
    </style:style>
    <style:style style:name="P9" style:family="paragraph" style:parent-style-name="Standard">
      <style:paragraph-properties fo:margin-left="0cm" fo:margin-right="0cm" fo:margin-top="0cm" fo:margin-bottom="0cm" loext:contextual-spacing="false" fo:line-height="200%" fo:text-indent="0cm" style:auto-text-indent="false" fo:padding="0cm" fo:border="none"/>
      <style:text-properties fo:font-size="12pt" officeooo:rsid="0010e70c" officeooo:paragraph-rsid="00161392" style:font-size-asian="12pt" style:font-size-complex="12pt"/>
    </style:style>
    <style:style style:name="P10" style:family="paragraph" style:parent-style-name="Standard">
      <style:paragraph-properties fo:margin-left="0cm" fo:margin-right="0cm" fo:margin-top="0cm" fo:margin-bottom="0cm" loext:contextual-spacing="false" fo:line-height="200%" fo:text-indent="0cm" style:auto-text-indent="false" fo:padding="0cm" fo:border="none"/>
      <style:text-properties fo:font-size="12pt" officeooo:paragraph-rsid="000ebe67"/>
    </style:style>
    <style:style style:name="P11" style:family="paragraph" style:parent-style-name="Standard">
      <style:paragraph-properties fo:margin-left="0cm" fo:margin-right="0cm" fo:margin-top="0cm" fo:margin-bottom="0cm" loext:contextual-spacing="false" fo:line-height="200%" fo:text-indent="0cm" style:auto-text-indent="false" fo:padding="0cm" fo:border="none"/>
      <style:text-properties fo:font-size="12pt" officeooo:paragraph-rsid="00087d21"/>
    </style:style>
    <style:style style:name="P12" style:family="paragraph" style:parent-style-name="Standard">
      <style:paragraph-properties fo:margin-left="0cm" fo:margin-right="0cm" fo:margin-top="0cm" fo:margin-bottom="0cm" loext:contextual-spacing="false" fo:line-height="200%" fo:text-indent="0cm" style:auto-text-indent="false" fo:padding="0cm" fo:border="none"/>
      <style:text-properties fo:color="#000000" style:text-outline="false" style:font-name="TimesNewRomanPSMT" fo:font-size="12pt" fo:letter-spacing="normal" fo:font-style="normal" officeooo:rsid="00074545" officeooo:paragraph-rsid="00074545" style:letter-kerning="false" style:font-size-asian="12pt" style:font-style-asian="normal" style:font-size-complex="12pt" style:font-style-complex="normal"/>
    </style:style>
    <style:style style:name="P13" style:family="paragraph" style:parent-style-name="Standard">
      <style:paragraph-properties fo:margin-left="0cm" fo:margin-right="0cm" fo:margin-top="0cm" fo:margin-bottom="0cm" loext:contextual-spacing="false" fo:line-height="200%" fo:text-indent="0cm" style:auto-text-indent="false" fo:padding="0cm" fo:border="none"/>
      <style:text-properties fo:color="#000000" style:text-outline="false" style:font-name="TimesNewRomanPSMT" fo:font-size="12pt" fo:letter-spacing="normal" fo:font-style="normal" officeooo:rsid="000ea75e" officeooo:paragraph-rsid="0011f76a" style:letter-kerning="false" style:font-size-asian="12pt" style:font-style-asian="normal" style:font-size-complex="12pt" style:font-style-complex="normal"/>
    </style:style>
    <style:style style:name="P14" style:family="paragraph" style:parent-style-name="Standard">
      <style:paragraph-properties fo:margin-left="0cm" fo:margin-right="0cm" fo:margin-top="0cm" fo:margin-bottom="0cm" loext:contextual-spacing="false" fo:line-height="200%" fo:text-indent="0cm" style:auto-text-indent="false" fo:padding="0cm" fo:border="none"/>
      <style:text-properties fo:color="#000000" style:text-outline="false" style:font-name="TimesNewRomanPSMT" fo:font-size="12pt" fo:letter-spacing="normal" fo:font-style="normal" officeooo:rsid="000e68c0" officeooo:paragraph-rsid="000899d8" style:letter-kerning="false" style:font-size-asian="12pt" style:font-style-asian="normal" style:font-size-complex="12pt" style:font-style-complex="normal"/>
    </style:style>
    <style:style style:name="P15" style:family="paragraph" style:parent-style-name="Standard">
      <style:paragraph-properties fo:margin-left="0cm" fo:margin-right="0cm" fo:margin-top="0cm" fo:margin-bottom="0cm" loext:contextual-spacing="false" fo:line-height="200%" fo:text-align="center" style:justify-single-word="false" fo:text-indent="0cm" style:auto-text-indent="false" fo:padding="0cm" fo:border="none"/>
      <style:text-properties fo:color="#000000" style:text-outline="false" style:font-name="TimesNewRomanPSMT" fo:font-size="12pt" fo:letter-spacing="normal" fo:font-style="normal" officeooo:rsid="0015400c" officeooo:paragraph-rsid="0015400c" style:letter-kerning="false" style:font-size-asian="12pt" style:font-style-asian="normal" style:font-size-complex="12pt" style:font-style-complex="normal"/>
    </style:style>
    <style:style style:name="P16" style:family="paragraph" style:parent-style-name="Standard">
      <style:paragraph-properties fo:margin-left="0cm" fo:margin-right="0cm" fo:margin-top="0cm" fo:margin-bottom="0cm" loext:contextual-spacing="false" fo:line-height="200%" fo:text-indent="0cm" style:auto-text-indent="false" fo:padding="0cm" fo:border="none"/>
      <style:text-properties fo:color="#000000" style:text-outline="false" style:font-name="TimesNewRomanPSMT" fo:font-size="12pt" fo:letter-spacing="normal" officeooo:rsid="00000fe4" officeooo:paragraph-rsid="00004149" style:letter-kerning="false" style:font-size-asian="12pt" style:font-size-complex="12pt"/>
    </style:style>
    <style:style style:name="P17" style:family="paragraph" style:parent-style-name="Standard">
      <style:paragraph-properties fo:margin-left="0cm" fo:margin-right="0cm" fo:margin-top="0cm" fo:margin-bottom="0cm" loext:contextual-spacing="false" fo:line-height="200%" fo:text-align="center" style:justify-single-word="false" fo:text-indent="0cm" style:auto-text-indent="false" fo:break-before="page" fo:padding="0cm" fo:border="none"/>
      <style:text-properties fo:color="#000000" style:text-outline="false" style:font-name="TimesNewRomanPSMT" fo:font-size="12pt" fo:letter-spacing="normal" fo:font-style="normal" officeooo:rsid="0015400c" officeooo:paragraph-rsid="0015400c" style:letter-kerning="false" style:font-size-asian="12pt" style:font-style-asian="normal" style:font-size-complex="12pt" style:font-style-complex="normal"/>
    </style:style>
    <style:style style:name="T1" style:family="text">
      <style:text-properties officeooo:rsid="000ea75e"/>
    </style:style>
    <style:style style:name="T2" style:family="text">
      <style:text-properties fo:color="#000000" style:text-outline="false" style:font-name="TimesNewRomanPSMT" fo:letter-spacing="normal" officeooo:rsid="00000fe4" style:letter-kerning="false" style:font-size-asian="12pt" style:font-size-complex="12pt"/>
    </style:style>
    <style:style style:name="T3" style:family="text">
      <style:text-properties fo:color="#000000" style:text-outline="false" style:font-name="TimesNewRomanPSMT" fo:letter-spacing="normal" officeooo:rsid="000524e9" style:letter-kerning="false" style:font-size-asian="12pt" style:font-size-complex="12pt"/>
    </style:style>
    <style:style style:name="T4" style:family="text">
      <style:text-properties fo:color="#000000" style:text-outline="false" style:font-name="TimesNewRomanPSMT" fo:letter-spacing="normal" officeooo:rsid="00004149" style:letter-kerning="false" style:font-size-asian="12pt" style:font-size-complex="12pt"/>
    </style:style>
    <style:style style:name="T5" style:family="text">
      <style:text-properties fo:color="#000000" style:text-outline="false" style:font-name="TimesNewRomanPSMT" fo:letter-spacing="normal" officeooo:rsid="0003943c" style:letter-kerning="false" style:font-size-asian="12pt" style:font-size-complex="12pt"/>
    </style:style>
    <style:style style:name="T6" style:family="text">
      <style:text-properties fo:color="#000000" style:text-outline="false" style:font-name="TimesNewRomanPSMT" fo:letter-spacing="normal" officeooo:rsid="00087d21" style:letter-kerning="false" style:font-size-asian="12pt" style:font-size-complex="12pt"/>
    </style:style>
    <style:style style:name="T7" style:family="text">
      <style:text-properties fo:color="#000000" style:text-outline="false" style:font-name="TimesNewRomanPSMT" fo:letter-spacing="normal" officeooo:rsid="0011f76a" style:letter-kerning="false" style:font-size-asian="12pt" style:font-size-complex="12pt"/>
    </style:style>
    <style:style style:name="T8" style:family="text">
      <style:text-properties fo:color="#000000" style:text-outline="false" style:font-name="TimesNewRomanPSMT" fo:letter-spacing="normal" fo:font-style="italic" style:letter-kerning="false" style:font-style-asian="italic" style:font-style-complex="italic"/>
    </style:style>
    <style:style style:name="T9" style:family="text">
      <style:text-properties fo:color="#000000" style:text-outline="false" style:font-name="TimesNewRomanPSMT" fo:letter-spacing="normal" fo:font-style="italic" officeooo:rsid="00004149" style:letter-kerning="false" style:font-style-asian="italic" style:font-style-complex="italic"/>
    </style:style>
    <style:style style:name="T10" style:family="text">
      <style:text-properties fo:color="#000000" style:text-outline="false" style:font-name="TimesNewRomanPSMT" fo:letter-spacing="normal" fo:font-style="italic" officeooo:rsid="00000fe4" style:letter-kerning="false" style:font-style-asian="italic" style:font-style-complex="italic"/>
    </style:style>
    <style:style style:name="T11" style:family="text">
      <style:text-properties fo:color="#000000" style:text-outline="false" style:font-name="TimesNewRomanPSMT" fo:letter-spacing="normal" fo:font-style="italic" officeooo:rsid="0005c4d6" style:letter-kerning="false" style:font-style-asian="italic" style:font-style-complex="italic"/>
    </style:style>
    <style:style style:name="T12" style:family="text">
      <style:text-properties fo:color="#000000" style:text-outline="false" style:font-name="TimesNewRomanPSMT" fo:letter-spacing="normal" fo:font-style="italic" officeooo:rsid="00161392" style:letter-kerning="false" style:font-style-asian="italic" style:font-style-complex="italic"/>
    </style:style>
    <style:style style:name="T13" style:family="text">
      <style:text-properties fo:color="#000000" style:text-outline="false" style:font-name="TimesNewRomanPSMT" fo:letter-spacing="normal" fo:font-style="italic" officeooo:rsid="00004149" style:letter-kerning="false" style:font-size-asian="12pt" style:font-style-asian="italic" style:font-size-complex="12pt" style:font-style-complex="italic"/>
    </style:style>
    <style:style style:name="T14" style:family="text">
      <style:text-properties fo:color="#000000" style:text-outline="false" style:font-name="TimesNewRomanPSMT" fo:letter-spacing="normal" fo:font-style="italic" officeooo:rsid="00000fe4" style:letter-kerning="false" style:font-size-asian="12pt" style:font-style-asian="italic" style:font-size-complex="12pt" style:font-style-complex="italic"/>
    </style:style>
    <style:style style:name="T15" style:family="text">
      <style:text-properties fo:color="#000000" style:text-outline="false" style:font-name="TimesNewRomanPSMT" fo:letter-spacing="normal" fo:font-style="italic" officeooo:rsid="00074545" style:letter-kerning="false" style:font-size-asian="12pt" style:font-style-asian="italic" style:font-size-complex="12pt" style:font-style-complex="italic"/>
    </style:style>
    <style:style style:name="T16" style:family="text">
      <style:text-properties fo:color="#000000" style:text-outline="false" style:font-name="TimesNewRomanPSMT" fo:letter-spacing="normal" fo:font-style="italic" officeooo:rsid="0002d3d9" style:letter-kerning="false" style:font-size-asian="12pt" style:font-style-asian="italic" style:font-size-complex="12pt" style:font-style-complex="italic"/>
    </style:style>
    <style:style style:name="T17" style:family="text">
      <style:text-properties fo:color="#000000" style:text-outline="false" style:font-name="TimesNewRomanPSMT" fo:letter-spacing="normal" fo:font-style="italic" officeooo:rsid="0003943c" style:letter-kerning="false" style:font-size-asian="12pt" style:font-style-asian="italic" style:font-size-complex="12pt" style:font-style-complex="italic"/>
    </style:style>
    <style:style style:name="T18" style:family="text">
      <style:text-properties fo:color="#000000" style:text-outline="false" style:font-name="TimesNewRomanPSMT" fo:letter-spacing="normal" fo:font-style="italic" officeooo:rsid="0011f76a" style:letter-kerning="false" style:font-size-asian="12pt" style:font-style-asian="italic" style:font-size-complex="12pt" style:font-style-complex="italic"/>
    </style:style>
    <style:style style:name="T19" style:family="text">
      <style:text-properties fo:color="#000000" style:text-outline="false" style:font-name="TimesNewRomanPSMT" fo:letter-spacing="normal" fo:font-style="normal" style:letter-kerning="false" style:font-style-asian="normal" style:font-style-complex="normal"/>
    </style:style>
    <style:style style:name="T20" style:family="text">
      <style:text-properties fo:color="#000000" style:text-outline="false" style:font-name="TimesNewRomanPSMT" fo:letter-spacing="normal" fo:font-style="normal" officeooo:rsid="0003943c" style:letter-kerning="false" style:font-style-asian="normal" style:font-style-complex="normal"/>
    </style:style>
    <style:style style:name="T21" style:family="text">
      <style:text-properties fo:color="#000000" style:text-outline="false" style:font-name="TimesNewRomanPSMT" fo:letter-spacing="normal" fo:font-style="normal" officeooo:rsid="00004149" style:letter-kerning="false" style:font-style-asian="normal" style:font-style-complex="normal"/>
    </style:style>
    <style:style style:name="T22" style:family="text">
      <style:text-properties fo:color="#000000" style:text-outline="false" style:font-name="TimesNewRomanPSMT" fo:letter-spacing="normal" fo:font-style="normal" officeooo:rsid="0003cf10" style:letter-kerning="false" style:font-style-asian="normal" style:font-style-complex="normal"/>
    </style:style>
    <style:style style:name="T23" style:family="text">
      <style:text-properties fo:color="#000000" style:text-outline="false" style:font-name="TimesNewRomanPSMT" fo:letter-spacing="normal" fo:font-style="normal" officeooo:rsid="00048810" style:letter-kerning="false" style:font-style-asian="normal" style:font-style-complex="normal"/>
    </style:style>
    <style:style style:name="T24" style:family="text">
      <style:text-properties fo:color="#000000" style:text-outline="false" style:font-name="TimesNewRomanPSMT" fo:letter-spacing="normal" fo:font-style="normal" officeooo:rsid="000524e9" style:letter-kerning="false" style:font-style-asian="normal" style:font-style-complex="normal"/>
    </style:style>
    <style:style style:name="T25" style:family="text">
      <style:text-properties fo:color="#000000" style:text-outline="false" style:font-name="TimesNewRomanPSMT" fo:letter-spacing="normal" fo:font-style="normal" officeooo:rsid="0005c4d6" style:letter-kerning="false" style:font-style-asian="normal" style:font-style-complex="normal"/>
    </style:style>
    <style:style style:name="T26" style:family="text">
      <style:text-properties fo:color="#000000" style:text-outline="false" style:font-name="TimesNewRomanPSMT" fo:letter-spacing="normal" fo:font-style="normal" officeooo:rsid="00074545" style:letter-kerning="false" style:font-style-asian="normal" style:font-style-complex="normal"/>
    </style:style>
    <style:style style:name="T27" style:family="text">
      <style:text-properties fo:color="#000000" style:text-outline="false" style:font-name="TimesNewRomanPSMT" fo:letter-spacing="normal" fo:font-style="normal" officeooo:rsid="00087d21" style:letter-kerning="false" style:font-style-asian="normal" style:font-style-complex="normal"/>
    </style:style>
    <style:style style:name="T28" style:family="text">
      <style:text-properties fo:color="#000000" style:text-outline="false" style:font-name="TimesNewRomanPSMT" fo:letter-spacing="normal" fo:font-style="normal" officeooo:rsid="000a7bc8" style:letter-kerning="false" style:font-style-asian="normal" style:font-style-complex="normal"/>
    </style:style>
    <style:style style:name="T29" style:family="text">
      <style:text-properties fo:color="#000000" style:text-outline="false" style:font-name="TimesNewRomanPSMT" fo:letter-spacing="normal" fo:font-style="normal" officeooo:rsid="000e68c0" style:letter-kerning="false" style:font-style-asian="normal" style:font-style-complex="normal"/>
    </style:style>
    <style:style style:name="T30" style:family="text">
      <style:text-properties fo:color="#000000" style:text-outline="false" style:font-name="TimesNewRomanPSMT" fo:letter-spacing="normal" fo:font-style="normal" officeooo:rsid="000ea75e" style:letter-kerning="false" style:font-style-asian="normal" style:font-style-complex="normal"/>
    </style:style>
    <style:style style:name="T31" style:family="text">
      <style:text-properties fo:color="#000000" style:text-outline="false" style:font-name="TimesNewRomanPSMT" fo:letter-spacing="normal" fo:font-style="normal" officeooo:rsid="0011f76a" style:letter-kerning="false" style:font-style-asian="normal" style:font-style-complex="normal"/>
    </style:style>
    <style:style style:name="T32" style:family="text">
      <style:text-properties fo:color="#000000" style:text-outline="false" style:font-name="TimesNewRomanPSMT" fo:letter-spacing="normal" fo:font-style="normal" officeooo:rsid="00161392" style:letter-kerning="false" style:font-style-asian="normal" style:font-style-complex="normal"/>
    </style:style>
    <style:style style:name="T33" style:family="text">
      <style:text-properties fo:color="#000000" style:text-outline="false" style:font-name="TimesNewRomanPSMT" fo:letter-spacing="normal" fo:font-style="normal" officeooo:rsid="0003bccf" style:letter-kerning="false" style:font-size-asian="12pt" style:font-style-asian="normal" style:font-size-complex="12pt" style:font-style-complex="normal"/>
    </style:style>
    <style:style style:name="T34" style:family="text">
      <style:text-properties fo:color="#000000" style:text-outline="false" style:font-name="TimesNewRomanPSMT" fo:letter-spacing="normal" fo:font-style="normal" officeooo:rsid="0011f76a" style:letter-kerning="false" style:font-size-asian="12pt" style:font-style-asian="normal" style:font-size-complex="12pt" style:font-style-complex="normal"/>
    </style:style>
    <style:style style:name="T35" style:family="text">
      <style:text-properties fo:font-variant="normal" fo:text-transform="none" fo:color="#000000" style:text-outline="false" style:font-name="TimesNewRomanPSMT" fo:letter-spacing="normal" fo:font-style="normal" fo:font-weight="normal" officeooo:rsid="000a7bc8" style:letter-kerning="false" style:font-style-asian="normal" style:font-style-complex="normal"/>
    </style:style>
    <style:style style:name="T36" style:family="text">
      <style:text-properties fo:font-variant="normal" fo:text-transform="none" fo:color="#000000" style:text-outline="false" style:font-name="TimesNewRomanPSMT" fo:letter-spacing="normal" fo:font-style="normal" fo:font-weight="normal" officeooo:rsid="000e68c0" style:letter-kerning="false" style:font-style-asian="normal" style:font-style-complex="normal"/>
    </style:style>
    <style:style style:name="T37" style:family="text">
      <style:text-properties fo:font-variant="normal" fo:text-transform="none" fo:color="#000000" style:text-outline="false" style:font-name="TimesNewRomanPSMT" fo:letter-spacing="normal" fo:font-style="normal" fo:font-weight="normal" officeooo:rsid="00161392" style:letter-kerning="false" style:font-style-asian="normal" style:font-style-complex="normal"/>
    </style:style>
    <style:style style:name="T38" style:family="text">
      <style:text-properties officeooo:rsid="000ebe67"/>
    </style:style>
    <style:style style:name="T39" style:family="text">
      <style:text-properties officeooo:rsid="000f12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Vaibhav Sharma</text:p>
      <text:p text:style-name="P3">200365101</text:p>
      <text:p text:style-name="P3">ENGL 110 C07/C08</text:p>
      <text:p text:style-name="P3">Instructor: Kathryn MacLennan</text:p>
      <text:p text:style-name="P1">Essay # 1 </text:p>
      <text:p text:style-name="P2">Due: Feb. <text:span text:style-name="T38">10</text:span>, 2016</text:p>
      <text:p text:style-name="P10"/>
      <text:p text:style-name="P4"><text:tab/>In J. K. Rowling's series of harry potter, Dumbledore is very Important character <text:span text:style-name="T39">who helps Hero throughout the series. He is presented as the greatest wizard of all time in Rowling series. Rowling shows how Dumbledore navigate most of harry’s life, From leaving him with the <text:s/>Dursleys to fighting against Voldemort through his excellent planning and intelligence to successfully get a harry a win. Although, Dumbledore is ver powerful but he still let Harry figure out and fight his own battle by supporting him in dark most of the time. Dumbledore's plays a vital role as Hero's protector and guide as he protects harry against Voldemort, set up an upbringing which makes him humble, guide him through his each obstacle and prepare him by providing him knowledge and powerful tools to fight with his enemies.</text:span></text:p>
      <text:p text:style-name="P16"/>
      <text:p text:style-name="P11"><text:span text:style-name="T2"><text:tab/>Dumbledore played a very good role </text:span><text:span text:style-name="T3">in</text:span><text:span text:style-name="T2"> protect</text:span><text:span text:style-name="T3">ing and raising harry</text:span><text:span text:style-name="T2"> because he always saved him when his life was in danger. Dumbledore protects harry by leaving him with the Dursleys. This is revealed when Dumbledore states " While you can still call home the place where your mother's blood dwells, there you cannot be touched or harmed by Voldemort. He </text:span><text:soft-page-break/><text:span text:style-name="T2">shed her blood, but it lives on in you and her sister"(</text:span><text:span text:style-name="T13">The</text:span><text:span text:style-name="T4"> </text:span><text:span text:style-name="T14">Order of </text:span><text:span text:style-name="T13">phoenix,</text:span><text:span text:style-name="T15">835</text:span><text:span text:style-name="T2">).This explains Dumbledore's decision for leaving harry with the Dursleys because Dumbledore knew that after the death of Voldemort, the death eaters or his followers will go to any extend to hurt harry and living with his aunt petunia will provide him with his mother's' blood protection. </text:span><text:span text:style-name="T6">Moreover, </text:span><text:span text:style-name="T2">Dumbledore </text:span><text:span text:style-name="T4">always protect harry in his battles against Voldemort by coming at right moment every </text:span><text:span text:style-name="T5">time. T</text:span><text:span text:style-name="T4">his can be seen when Dumbledore fights Voldemort in </text:span><text:span text:style-name="T13">The Soccer's Stone</text:span><text:span text:style-name="T4"> and </text:span><text:span text:style-name="T18">the</text:span><text:span text:style-name="T7"> </text:span><text:span text:style-name="T14">Order of </text:span><text:span text:style-name="T13">phoeni</text:span><text:span text:style-name="T16">x </text:span><text:span text:style-name="T17">. </text:span><text:span text:style-name="T33">This scene is important because it shows that Dumbledore can go to any lengths to protect harry even if it includes risking his own </text:span><text:span text:style-name="T34">life.</text:span></text:p>
      <text:p text:style-name="P12"/>
      <text:p text:style-name="P7"><text:span text:style-name="T20"><text:tab/>H</text:span><text:span text:style-name="T19">arry was very well prepared for all his endeavour through out his journey on defeating Voldemort by Dumbledore. </text:span><text:span text:style-name="T24">Dumbledore</text:span><text:span text:style-name="T23"> required </text:span><text:span text:style-name="T24">harry</text:span><text:span text:style-name="T23"> to have had a fairly normal childhood and education, which would have been </text:span><text:span text:style-name="T24">possible only if he was raised away from wizarding world. </text:span><text:span text:style-name="T25">When Dumbledore states “you ar</text:span><text:span text:style-name="T24">rived at Hogwarts, neither as happy nor as well nourished as I would have liked, perhaps, yet alive and healthy. You were not a pampered little prince, but as normal a boy as I could have hoped under the circum</text:span><text:span text:style-name="T25">st</text:span><text:span text:style-name="T24">ances </text:span><text:span text:style-name="T26">(</text:span><text:span text:style-name="T9">The</text:span><text:span text:style-name="T21"> </text:span><text:span text:style-name="T10">Order of </text:span><text:span text:style-name="T9">phoenix,</text:span><text:span text:style-name="T11">837</text:span><text:span text:style-name="T24">).” </text:span><text:span text:style-name="T26">This is explains Dumbledore’s master plan on teaching harry responsibility, morality, sacrifice based on love and kindness and he successfully archived it. </text:span><text:span text:style-name="T31">Voldemort and Harry were very similar and still very different, Both were powerful, Lost their parents very young and were living in a very bad condition until they reached Hogwarts but due to Dumbledore excellent planning that Harry grew into a good person.</text:span><text:span text:style-name="T26"> </text:span><text:span text:style-name="T27">Furthermore, </text:span><text:span text:style-name="T19">Dumbledore always kept an eye on harry’s obstacles and have given him every resource he requires to reach to goal. When Dumbledore knew harry needs to sneak out he gave him the cloak of invisibility </text:span><text:soft-page-break/><text:span text:style-name="T19">with a message “Use it wisely</text:span><text:span text:style-name="T22">”</text:span><text:span text:style-name="T19">(</text:span><text:span text:style-name="T9">The Soccer's Stone,</text:span><text:span text:style-name="T12">12</text:span><text:span text:style-name="T19">).</text:span><text:span text:style-name="T22"> This reflects </text:span><text:span text:style-name="T30">that </text:span><text:span text:style-name="T22">Dumbledore’s great understanding and control of the situation every time harry needed help. </text:span><text:span text:style-name="T30">He always prepared harry for every task by giving information or powerful tools.</text:span></text:p>
      <text:p text:style-name="P13"/>
      <text:p text:style-name="P8"><text:span text:style-name="T23"><text:tab/>L</text:span><text:span text:style-name="T19">ately, Dumbledore approach toward making Harry a great wizard was always indirect and he let harry figure things out himself most of the times. </text:span><text:span text:style-name="T28">Dumbledore explains </text:span><text:span text:style-name="T29">harry that</text:span><text:span text:style-name="T28"> </text:span><text:span text:style-name="T35">“Voldemort’s aim in possessing you, as he demonstrated tonight, would not have been my destruction.....So you see, I have been trying, in distancing myself from you, to protect you, Harry. An old man’s mistake…”</text:span><text:span text:style-name="T36">(844). This statement reflects that Dumbledore was aware that harry’s and Voldemort mind are connected and if he tried to be very close to harry then Voldemort will be aware of their relationship, His fear was that Voldemort would try to act through Harry to harm him. His fear was for Harry, not for himself. So he always distanced him self from harry and only had important interactions with him </text:span><text:span text:style-name="T37">until Harry was ready</text:span><text:span text:style-name="T36">. The main focus was to always keep harry confused and lost so Voldemort do not consider him a great threat. </text:span><text:span text:style-name="T19">Although, <text:s/>A lot of people think its unwise of Dumbledore to let harry struggle when Dumble</text:span><text:span text:style-name="T29">d</text:span><text:span text:style-name="T19">ore can step in </text:span><text:span text:style-name="T29">and handle the situation rather then harry to struggle </text:span><text:span text:style-name="T19">but Dumbledore’s approach trained harry to be independent and learn from his all his experience. </text:span><text:span text:style-name="T29">Due to this upbringing, Harry was able to fight and destroy Ho</text:span><text:span text:style-name="T30">r</text:span><text:span text:style-name="T29">crux with the help of Ron and Herm</text:span><text:span text:style-name="T30">ione</text:span><text:span text:style-name="T29"> even after Dumbledore’s Demise.</text:span></text:p>
      <text:p text:style-name="P14"/>
      <text:p text:style-name="P9"><text:span text:style-name="T29"><text:tab/>N</text:span><text:span text:style-name="T19">evertheless, Harry was a great wizard but he could not archive success without Dumbledore. Dumbledore not only protected him during his time in Hogwarts but all guided him </text:span><text:soft-page-break/><text:span text:style-name="T19">throughout his life to win over Voldemort. In fact, it was Dumbledore decision to leave him with the Dursleys which shaped harry to be a good person. </text:span><text:span text:style-name="T32">It was a very good approach by Dumbledore to let harry be raise up this way and to let him figure things out himself because due to this Harry was able to fight Voldemort even after Dumbledore’s demise. </text:span><text:span text:style-name="T19">Dumbledore stood by </text:span><text:span text:style-name="T32">H</text:span><text:span text:style-name="T19">arry through all his challenges directly or through someone but enabled </text:span><text:span text:style-name="T32">H</text:span><text:span text:style-name="T19">arry to archive everything </text:span><text:span text:style-name="T31">in his life and defeat Voldemort.</text:span></text:p>
      <text:p text:style-name="P14"/>
      <text:p text:style-name="P5"/>
      <text:p text:style-name="P17">Work Cited</text:p>
      <text:p text:style-name="P15">Rowling, J. K. Harry Potter and the Order of Phoenix. London: Bloomsbury, 2003. </text:p>
      <text:p text:style-name="P15">Rowling, J. K. Harry Potter and the Philosopher's Stone. London: Bloomsbury, 1997.</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a75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text:tab/><text:tab/><text:span text:style-name="MT1">Sharma <text:s text:c="2"/></text:span><text:span text:style-name="MT1"><text:page-number text:select-page="current">5</text:page-number></text:span><text:span text:style-name="MT1"><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02:49:02.815406512</meta:creation-date>
    <dc:date>2018-02-10T21:04:05.401199218</dc:date>
    <meta:editing-duration>PT7H36M33S</meta:editing-duration>
    <meta:editing-cycles>4</meta:editing-cycles>
    <meta:generator>LibreOffice/5.4.4.2$MacOSX_X86_64 LibreOffice_project/2524958677847fb3bb44820e40380acbe820f960</meta:generator>
    <meta:document-statistic meta:table-count="0" meta:image-count="0" meta:object-count="0" meta:page-count="5" meta:paragraph-count="15" meta:word-count="930" meta:character-count="5579" meta:non-whitespace-character-count="4650"/>
  </office:meta>
</office:document-meta>
</file>